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Gestión de Ventas y Configuración de Rutas en Odoo 17</text:span></text:h>
      <text:h text:style-name="Heading_20_4" text:outline-level="4"><text:span text:style-name="Strong_20_Emphasis">1. Activar Rutas Multietapa</text:span>:</text:h>
      <text:list text:style-name="L1">
        <text:list-item>
          <text:p text:style-name="P1"><text:span text:style-name="Strong_20_Emphasis">Acceder a los Ajustes del Módulo de Inventario</text:span>:</text:p>
          <text:list>
            <text:list-item>
              <text:p text:style-name="P2">Ve a <text:span text:style-name="Strong_20_Emphasis">Inventario</text:span> &gt; <text:span text:style-name="Strong_20_Emphasis">Configuración</text:span> &gt; <text:span text:style-name="Strong_20_Emphasis">Ajustes</text:span>.</text:p>
            </text:list-item>
            <text:list-item>
              <text:p text:style-name="P2">En la sección <text:span text:style-name="Strong_20_Emphasis">Almacén</text:span>, activa la opción <text:span text:style-name="Strong_20_Emphasis">Rutas Multietapa</text:span>.</text:p>
            </text:list-item>
            <text:list-item>
              <text:p text:style-name="P2">Haz clic en <text:span text:style-name="Strong_20_Emphasis">Guardar</text:span>.</text:p>
            </text:list-item>
          </text:list>
        </text:list-item>
        <text:list-item>
          <text:p text:style-name="P1"><text:span text:style-name="Strong_20_Emphasis">Configurar un Almacén para Envíos Salientes</text:span>:</text:p>
          <text:list>
            <text:list-item>
              <text:p text:style-name="P2">Ve a <text:span text:style-name="Strong_20_Emphasis">Inventario</text:span> &gt; <text:span text:style-name="Strong_20_Emphasis">Configuración</text:span> &gt; <text:span text:style-name="Strong_20_Emphasis">Almacenes</text:span>.</text:p>
            </text:list-item>
            <text:list-item>
              <text:p text:style-name="P2">Crea un nuevo almacén o selecciona uno existente.</text:p>
            </text:list-item>
            <text:list-item>
              <text:p text:style-name="P2">Define los pasos para los envíos salientes según tu flujo de trabajo:</text:p>
              <text:list>
                <text:list-item>
                  <text:p text:style-name="P2">Envío directo.</text:p>
                </text:list-item>
                <text:list-item>
                  <text:p text:style-name="P2">Dos pasos: empaquetado y envío.</text:p>
                </text:list-item>
                <text:list-item>
                  <text:p text:style-name="P2">Tres pasos: recolección, empaquetado y envío.</text:p>
                </text:list-item>
              </text:list>
            </text:list-item>
            <text:list-item>
              <text:p text:style-name="P2">Haz clic en <text:span text:style-name="Strong_20_Emphasis">Guardar</text:span>.</text:p>
            </text:list-item>
          </text:list>
        </text:list-item>
        <text:list-item>
          <text:p text:style-name="P1"><text:span text:style-name="Strong_20_Emphasis">Crear una Ruta de Venta</text:span>:</text:p>
          <text:list>
            <text:list-item>
              <text:p text:style-name="P2">Ve a <text:span text:style-name="Strong_20_Emphasis">Inventario</text:span> &gt; <text:span text:style-name="Strong_20_Emphasis">Configuración</text:span> &gt; <text:span text:style-name="Strong_20_Emphasis">Tipos de Operación</text:span>.</text:p>
            </text:list-item>
            <text:list-item>
              <text:p text:style-name="P2">Crea una nueva ruta para la salida de productos.</text:p>
            </text:list-item>
            <text:list-item>
              <text:p text:style-name="P2">Define los pasos necesarios y las reglas asociadas a la ruta.</text:p>
            </text:list-item>
            <text:list-item>
              <text:p text:style-name="P1">Haz clic en <text:span text:style-name="Strong_20_Emphasis">Guardar</text:span>.</text:p>
            </text:list-item>
          </text:list>
        </text:list-item>
      </text:list>
      <text:p text:style-name="Horizontal_20_Line"/>
      <text:h text:style-name="Heading_20_4" text:outline-level="4"><text:span text:style-name="Strong_20_Emphasis">2. Realizar una Prueba de Venta</text:span>:</text:h>
      <text:list text:style-name="L2">
        <text:list-item>
          <text:p text:style-name="P3"><text:span text:style-name="Strong_20_Emphasis">Configurar Ubicaciones del Almacén</text:span>:</text:p>
          <text:list>
            <text:list-item>
              <text:p text:style-name="P4">Ve a <text:span text:style-name="Strong_20_Emphasis">Inventario</text:span> &gt; <text:span text:style-name="Strong_20_Emphasis">Configuración</text:span> &gt; <text:span text:style-name="Strong_20_Emphasis">Ubicaciones</text:span>.</text:p>
            </text:list-item>
            <text:list-item>
              <text:p text:style-name="P4">Usa la opción <text:span text:style-name="Strong_20_Emphasis">Filtrar</text:span> y selecciona <text:span text:style-name="Strong_20_Emphasis">Agrupar por Almacén</text:span> para verificar las ubicaciones relacionadas con tu almacén central.</text:p>
            </text:list-item>
          </text:list>
        </text:list-item>
        <text:list-item>
          <text:p text:style-name="P3"><text:span text:style-name="Strong_20_Emphasis">Crear un Presupuesto de Venta</text:span>:</text:p>
          <text:list>
            <text:list-item>
              <text:p text:style-name="P4">Ve al módulo <text:span text:style-name="Strong_20_Emphasis">Ventas</text:span> &gt; <text:span text:style-name="Strong_20_Emphasis">Pedidos</text:span> &gt; <text:span text:style-name="Strong_20_Emphasis">Presupuestos</text:span>.</text:p>
            </text:list-item>
            <text:list-item>
              <text:p text:style-name="P4">Haz clic en <text:span text:style-name="Strong_20_Emphasis">Crear</text:span> y completa:</text:p>
              <text:list>
                <text:list-item>
                  <text:p text:style-name="P4"><text:span text:style-name="Strong_20_Emphasis">Cliente</text:span>: Selecciona uno de tu lista de clientes.</text:p>
                </text:list-item>
                <text:list-item>
                  <text:p text:style-name="P4"><text:span text:style-name="Strong_20_Emphasis">Producto</text:span>: Selecciona un producto que tenga stock disponible.</text:p>
                </text:list-item>
              </text:list>
            </text:list-item>
            <text:list-item>
              <text:p text:style-name="P4">Haz clic en <text:span text:style-name="Strong_20_Emphasis">Confirmar</text:span>.</text:p>
            </text:list-item>
          </text:list>
        </text:list-item>
        <text:list-item>
          <text:p text:style-name="P3"><text:span text:style-name="Strong_20_Emphasis">Procesar la Entrega</text:span>:</text:p>
          <text:list>
            <text:list-item>
              <text:p text:style-name="P4">Una vez confirmado el presupuesto, aparecerá un ícono de camión en la parte superior de la pantalla.</text:p>
            </text:list-item>
            <text:list-item>
              <text:p text:style-name="P4">Haz clic en el ícono para acceder a la orden de entrega.</text:p>
            </text:list-item>
            <text:list-item>
              <text:p text:style-name="P3">Verifica los detalles, luego haz clic en <text:span text:style-name="Strong_20_Emphasis">Validar</text:span> para completar la entrega.</text:p>
            </text:list-item>
          </text:list>
        </text:list-item>
      </text:list>
      <text:p text:style-name="Horizontal_20_Line"/>
      <text:h text:style-name="Heading_20_4" text:outline-level="4"><text:span text:style-name="Strong_20_Emphasis">3. Configurar Facturación y Contabilidad</text:span>:</text:h>
      <text:list text:style-name="L3">
        <text:list-item>
          <text:p text:style-name="P5"><text:span text:style-name="Strong_20_Emphasis">Configurar Direcciones de Facturación</text:span>:</text:p>
          <text:list>
            <text:list-item>
              <text:p text:style-name="P6"><text:soft-page-break/>Ve a <text:span text:style-name="Strong_20_Emphasis">Ajustes</text:span> &gt; <text:span text:style-name="Strong_20_Emphasis">Opciones Generales</text:span> &gt; <text:span text:style-name="Strong_20_Emphasis">Facturación y Contabilidad</text:span>.</text:p>
            </text:list-item>
            <text:list-item>
              <text:p text:style-name="P6">Marca la opción <text:span text:style-name="Strong_20_Emphasis">Direcciones de Cliente</text:span> para habilitar la facturación a direcciones específicas.</text:p>
            </text:list-item>
          </text:list>
        </text:list-item>
        <text:list-item>
          <text:p text:style-name="P5"><text:span text:style-name="Strong_20_Emphasis">Configurar Impuestos de Ventas</text:span>:</text:p>
          <text:list>
            <text:list-item>
              <text:p text:style-name="P6">Ve a <text:span text:style-name="Strong_20_Emphasis">Ajustes</text:span> &gt; <text:span text:style-name="Strong_20_Emphasis">Opciones Generales</text:span> &gt; <text:span text:style-name="Strong_20_Emphasis">Facturación y Contabilidad</text:span> &gt; <text:span text:style-name="Strong_20_Emphasis">Impuestos</text:span>.</text:p>
            </text:list-item>
            <text:list-item>
              <text:p text:style-name="P6">Crea o edita un impuesto de ventas:</text:p>
              <text:list>
                <text:list-item>
                  <text:p text:style-name="P6">Nombre: IVA_Ventas.</text:p>
                </text:list-item>
                <text:list-item>
                  <text:p text:style-name="P6">Tipo: <text:span text:style-name="Strong_20_Emphasis">Porcentaje</text:span>.</text:p>
                </text:list-item>
                <text:list-item>
                  <text:p text:style-name="P6">Valor: 21%.</text:p>
                </text:list-item>
              </text:list>
            </text:list-item>
            <text:list-item>
              <text:p text:style-name="P6">Haz clic en <text:span text:style-name="Strong_20_Emphasis">Guardar</text:span>.</text:p>
            </text:list-item>
          </text:list>
        </text:list-item>
        <text:list-item>
          <text:p text:style-name="P5"><text:span text:style-name="Strong_20_Emphasis">Configurar Impuestos de Compras</text:span>:</text:p>
          <text:list>
            <text:list-item>
              <text:p text:style-name="P6">De manera similar, crea o edita un impuesto para compras:</text:p>
              <text:list>
                <text:list-item>
                  <text:p text:style-name="P6">Nombre: IVA_Compras.</text:p>
                </text:list-item>
                <text:list-item>
                  <text:p text:style-name="P6">Tipo: <text:span text:style-name="Strong_20_Emphasis">Porcentaje</text:span>.</text:p>
                </text:list-item>
                <text:list-item>
                  <text:p text:style-name="P5">Valor: el mismo porcentaje aplicable.</text:p>
                </text:list-item>
              </text:list>
            </text:list-item>
          </text:list>
        </text:list-item>
      </text:list>
      <text:p text:style-name="Horizontal_20_Line"/>
      <text:h text:style-name="Heading_20_4" text:outline-level="4"><text:span text:style-name="Strong_20_Emphasis">4. Realizar una Compra con IVA</text:span>:</text:h>
      <text:list text:style-name="L4">
        <text:list-item>
          <text:p text:style-name="P7"><text:span text:style-name="Strong_20_Emphasis">Acceder al Módulo de Compras</text:span>:</text:p>
          <text:list>
            <text:list-item>
              <text:p text:style-name="P8">Ve a <text:span text:style-name="Strong_20_Emphasis">Compras</text:span> &gt; <text:span text:style-name="Strong_20_Emphasis">Solicitudes de Presupuesto</text:span> &gt; <text:span text:style-name="Strong_20_Emphasis">Nuevo</text:span>.</text:p>
            </text:list-item>
          </text:list>
        </text:list-item>
        <text:list-item>
          <text:p text:style-name="P7"><text:span text:style-name="Strong_20_Emphasis">Crear una Solicitud de Compra</text:span>:</text:p>
          <text:list>
            <text:list-item>
              <text:p text:style-name="P8">Selecciona un proveedor y agrega productos.</text:p>
            </text:list-item>
            <text:list-item>
              <text:p text:style-name="P8">Asegúrate de que el impuesto de compra configurado (ejemplo: IVA_Compras) esté aplicado al producto.</text:p>
            </text:list-item>
          </text:list>
        </text:list-item>
        <text:list-item>
          <text:p text:style-name="P7"><text:span text:style-name="Strong_20_Emphasis">Confirmar la Compra</text:span>:</text:p>
          <text:list>
            <text:list-item>
              <text:p text:style-name="P8">Revisa la información del pedido y haz clic en <text:span text:style-name="Strong_20_Emphasis">Confirmar</text:span>.</text:p>
            </text:list-item>
            <text:list-item>
              <text:p text:style-name="P7">Valida la recepción de productos si corresponde.</text:p>
            </text:list-item>
          </text:list>
        </text:list-item>
      </text:list>
      <text:p text:style-name="Horizontal_20_Line"/>
      <text:h text:style-name="Heading_20_3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0:32:24.003498070</meta:creation-date>
    <dc:date>2024-12-09T11:13:00.197590013</dc:date>
    <meta:editing-duration>PT1M19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2" meta:paragraph-count="58" meta:word-count="454" meta:character-count="2570" meta:non-whitespace-character-count="2227"/>
  </office:meta>
</office:document-meta>
</file>